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family="text" style:name="T1" style:display-name="T1">
      <style:text-properties fo:font-size="10pt"/>
    </style:style>
    <style:style style:family="text" style:name="T2" style:display-name="T2">
      <style:text-properties style:font-name="Arial" fo:font-size="9.5pt" fo:language="en" fo:country="US" fo:font-weight="bold"/>
    </style:style>
    <style:style style:family="text" style:name="T3" style:display-name="T3">
      <style:text-properties style:font-name="Arial" fo:font-size="9.5pt" fo:language="en" fo:country="US" fo:font-weight="normal"/>
    </style:style>
    <style:style style:family="paragraph" style:name="P2" style:display-name="P2" style:parent-style-name="Text-body">
      <style:paragraph-properties fo:text-align="left" fo:text-indent="0.0000in" fo:line-height="114%" fo:margin-left="0.0000in" fo:margin-right="0.0000in" fo:margin-top="0.0000in" fo:margin-bottom="0.0000in" style:writing-mode="lr"/>
    </style:style>
    <style:style style:family="paragraph" style:name="P3" style:display-name="P3" style:parent-style-name="Text-body">
      <style:paragraph-properties fo:text-align="left" fo:text-indent="0.0000in" fo:line-height="114%" fo:background-color="#ffffff" fo:margin-left="1.0000in" fo:margin-right="0.0000in" fo:margin-top="0.0000in" fo:margin-bottom="0.0000in" style:writing-mode="lr"/>
    </style:style>
    <style:style style:family="paragraph" style:name="P4" style:display-name="P4" style:parent-style-name="Text-body">
      <style:paragraph-properties fo:text-align="left" fo:text-indent="0.5000in" fo:line-height="114%" fo:background-color="#ffffff" fo:margin-left="1.0000in" fo:margin-right="0.0000in" fo:margin-top="0.0000in" fo:margin-bottom="0.0000in" style:writing-mode="lr"/>
    </style:style>
    <style:style style:family="paragraph" style:name="P5" style:display-name="P5" style:parent-style-name="Text-body">
      <style:paragraph-properties fo:line-height="114%" fo:background-color="transparent" fo:margin-top="0in" fo:margin-bottom="0in" style:writing-mode="lr"/>
      <style:text-properties fo:color="#000000" style:font-name="Arial" fo:font-size="9.5pt" fo:language="en" fo:country="US" fo:font-weight="normal" fo:text-transform="none"/>
    </style:style>
    <style:style style:family="paragraph" style:name="P6" style:display-name="P6" style:parent-style-name="Text-body">
      <style:paragraph-properties fo:text-align="left" fo:text-indent="0.0000in" fo:line-height="114%" fo:margin-left="0.0000in" fo:margin-right="0.0000in" fo:margin-top="0.0000in" fo:margin-bottom="0.0000in" style:writing-mode="lr"/>
      <style:text-properties style:font-name="Arial" fo:font-size="12pt" fo:font-weight="normal"/>
    </style:style>
    <style:style style:family="paragraph" style:name="P1" style:display-name="P1" style:parent-style-name="Text-body">
      <style:paragraph-properties fo:line-height="114%" fo:background-color="transparent" fo:margin-top="0in" fo:margin-bottom="0in" style:writing-mode="lr"/>
      <style:text-properties fo:color="#000000" style:font-name="Trebuchet MS" fo:font-size="18.5pt" fo:font-weight="normal" fo:text-transform="none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><text:span text:style-name="T1">Start structure lab</text:span></text:p>
        <text:p text:style-name="P1"/>
        <text:p text:style-name="P1">1. Make some nicer animation</text:p>
        <text:p text:style-name="P1"/>
        <text:p text:style-name="P2"><text:span text:style-name="T2">TweenLite.from(div,.4</text:span></text:p>
        <text:p text:style-name="P3"><text:span text:style-name="T2">,{css:{rotationY:-90, transformOrigin:"300% ", rotation:-1}</text:span></text:p>
        <text:p text:style-name="P3"><text:span text:style-name="T2">,onComplete:function(){</text:span></text:p>
        <text:p text:style-name="P4"><text:span text:style-name="T3">console.log('animated') }</text:span></text:p>
        <text:p text:style-name="P3"><text:span text:style-name="T3">})</text:span></text:p>
        <text:p text:style-name="P3"/>
        <text:p text:style-name="P5"/>
        <text:p text:style-name="P1">2. Add listeners to slider, to open form and display</text:p>
        <text:p text:style-name="P1"/>
        <text:p text:style-name="P1"/>
        <text:p text:style-name="P1">3. Get bookmarks and SEO to work </text:p>
        <text:p text:style-name="P1"/>
        <text:p text:style-name="P6"/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rebuchet MS" svg:font-family="Trebuchet MS"/>
  </office:font-face-decls>
  <office:styles>
    <style:default-style style:family="paragraph">
      <style:paragraph-properties style:tab-stop-distance="0.4925in"/>
    </style:default-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Normal" style:display-name="Normal"/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in" fo:margin-bottom="0.0835in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3-07-24T16:11:48.19</meta:creation-date>
    <dc:date>2013-07-25T16:37:40</dc:date>
  </office:meta>
</office:document-meta>
</file>